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2cm" fo:min-width="20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2cm" fo:min-width="3.472cm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2cm" fo:min-width="2.465cm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ashed_20__28_var_29_" draw:marker-end="Rounded_20_short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color="#0066b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cm" svg:height="2cm" svg:x="0cm" svg:y="0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2cm" svg:x="5cm" svg:y="4cm">
          <text:p text:style-name="P1"><text:span text:style-name="T1">Cam-Interface</text:span></text:p>
          <text:p text:style-name="P1"><text:span text:style-name="T2">VideoStreamUI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4cm" svg:height="2cm" svg:x="0cm" svg:y="4cm">
          <text:p text:style-name="P1">Camera</text:p>
          <text:p text:style-name="P1"><text:span text:style-name="T2">LazyVideoStream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cm" svg:y1="2cm" svg:x2="2cm" svg:y2="4cm">
          <text:p/>
        </draw:line>
        <draw:line draw:style-name="gr4" draw:text-style-name="P3" draw:layer="layout" svg:x1="4cm" svg:y1="5.2cm" svg:x2="5cm" svg:y2="5.2cm">
          <text:p/>
        </draw:line>
        <draw:line draw:style-name="gr4" draw:text-style-name="P3" draw:layer="layout" svg:x1="5cm" svg:y1="4.8cm" svg:x2="4cm" svg:y2="4.8cm">
          <text:p/>
        </draw:line>
        <draw:line draw:style-name="gr3" draw:text-style-name="P3" draw:layer="layout" svg:x1="7cm" svg:y1="2cm" svg:x2="7cm" svg:y2="4cm">
          <text:p/>
        </draw:line>
        <draw:custom-shape draw:style-name="gr5" draw:text-style-name="P2" xml:id="id1" draw:id="id1" draw:layer="layout" svg:width="2.993cm" svg:height="2cm" svg:x="10.007cm" svg:y="4cm">
          <text:p text:style-name="P1">UI</text:p>
          <text:p text:style-name="P1"><text:span text:style-name="T2">Main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007cm" svg:y1="5cm" svg:x2="10.007cm" svg:y2="5cm">
          <text:p/>
        </draw:line>
        <draw:line draw:style-name="gr3" draw:text-style-name="P3" draw:layer="layout" svg:x1="11.5cm" svg:y1="2cm" svg:x2="11.5cm" svg:y2="4cm">
          <text:p/>
        </draw:line>
        <draw:custom-shape draw:style-name="gr5" draw:text-style-name="P2" draw:layer="layout" svg:width="2.993cm" svg:height="2cm" svg:x="14.014cm" svg:y="4cm">
          <text:p text:style-name="P1">Watchdog</text:p>
          <text:p text:style-name="P1"><text:span text:style-name="T2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.014cm" svg:y1="5.5cm" svg:x2="14.014cm" svg:y2="5.5cm">
          <text:p/>
        </draw:line>
        <draw:line draw:style-name="gr4" draw:text-style-name="P3" draw:layer="layout" svg:x1="14.014cm" svg:y1="4.5cm" svg:x2="13.014cm" svg:y2="4.5cm">
          <text:p/>
        </draw:line>
        <draw:line draw:style-name="gr3" draw:text-style-name="P3" draw:layer="layout" svg:x1="13cm" svg:y1="5cm" svg:x2="14cm" svg:y2="5cm">
          <text:p/>
        </draw:line>
        <draw:custom-shape draw:style-name="gr5" draw:text-style-name="P2" xml:id="id2" draw:id="id2" draw:layer="layout" svg:width="2.993cm" svg:height="2cm" svg:x="18.007cm" svg:y="4.007cm">
          <text:p text:style-name="P1">Debug</text:p>
          <text:p text:style-name="P1"><text:span text:style-name="T2">_Parallel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5cm" svg:y1="2.007cm" svg:x2="19.5cm" svg:y2="4.007cm">
          <text:p/>
        </draw:line>
        <draw:connector draw:style-name="gr6" draw:text-style-name="P3" draw:layer="layout" draw:type="curve" draw:line-skew="0.191cm" svg:x1="11.503cm" svg:y1="6cm" svg:x2="19.503cm" svg:y2="6.007cm" draw:start-shape="id1" draw:start-glue-point="2" draw:end-shape="id2" draw:end-glue-point="2" svg:d="M11503 6000c0 1068 8000 1064 8000 7" svg:viewBox="0 0 8001 801">
          <text:p/>
        </draw:connector>
        <draw:connector draw:style-name="gr7" draw:text-style-name="P3" draw:layer="layout" draw:type="curve" draw:line-skew="0.66cm" svg:x1="7cm" svg:y1="6cm" svg:x2="19.503cm" svg:y2="6.007cm" draw:start-shape="id3" draw:start-glue-point="2" draw:end-shape="id2" draw:end-glue-point="2" svg:d="M7000 6000c0 1771 12503 1768 12503 7" svg:viewBox="0 0 12504 1329">
          <text:p/>
        </draw:connector>
        <draw:connector draw:style-name="gr6" draw:text-style-name="P3" draw:layer="layout" draw:type="curve" draw:line-skew="1.26cm" svg:x1="2cm" svg:y1="6cm" svg:x2="19.503cm" svg:y2="6.007cm" draw:start-shape="id4" draw:start-glue-point="2" draw:end-shape="id2" draw:end-glue-point="2" svg:d="M2000 6000c0 2671 17503 2668 17503 7" svg:viewBox="0 0 17504 2004">
          <text:p/>
        </draw:connector>
        <draw:line draw:style-name="gr4" draw:text-style-name="P3" draw:layer="layout" svg:x1="17.014cm" svg:y1="5cm" svg:x2="18.01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0:13:26.307857153</meta:creation-date>
    <dc:date>2018-12-21T00:30:50.900910795</dc:date>
    <meta:editing-duration>PT7M4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